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rirong" svg:font-family="Triron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528cm" fo:min-width="0.13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28cm" fo:min-width="0.51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528cm" fo:min-width="0.897cm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Trirong" fo:font-size="40pt" style:font-size-asian="40pt" style:font-name-complex="Trirong" style:font-size-complex="40pt"/>
    </style:style>
    <style:style style:name="P2" style:family="paragraph">
      <loext:graphic-properties draw:fill="none" draw:fill-color="#ffffff"/>
      <style:text-properties style:font-name="Trirong" fo:font-size="40pt" style:font-size-asian="40pt" style:font-name-complex="Trirong" style:font-size-complex="4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rirong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Trirong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rirong" fo:font-size="40pt" style:font-size-asian="40pt" style:font-name-complex="Trirong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716cm" svg:height="4.191cm" svg:x="2.524cm" svg:y="3.667cm">
          <draw:text-box>
            <text:p text:style-name="P1"><text:span text:style-name="T1">เปิด <text:s text:c="2"/>เ ปิ ด <text:s text:c="2"/></text:span><text:span text:style-name="T2">เปิ ด</text:span></text:p>
          </draw:text-box>
        </draw:frame>
        <draw:custom-shape draw:style-name="gr2" draw:text-style-name="P3" draw:layer="layout" svg:width="0.635cm" svg:height="1.778cm" svg:x="5.826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778cm" svg:x="6.715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778cm" svg:x="7.985cm" svg:y="4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97cm" svg:height="1.778cm" svg:x="9.89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778cm" svg:x="11.541cm" svg:y="4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rirong" svg:font-family="Triron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4T20:48:29.015000000</meta:creation-date>
    <dc:date>2022-10-24T20:51:00.375000000</dc:date>
    <meta:editing-duration>PT2M31S</meta:editing-duration>
    <meta:editing-cycles>1</meta:editing-cycles>
    <meta:document-statistic meta:object-count="6"/>
    <meta:generator>LibreOffice/7.1.4.2$Windows_X86_64 LibreOffice_project/a529a4fab45b75fefc5b6226684193eb000654f6</meta:generator>
  </office:meta>
</office:document-meta>
</file>